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>
      <style:paragraph-properties fo:padding="0.0193in" fo:border="0.0008in solid #d9d9e3"/>
    </style:style>
    <style:style style:name="P6" style:family="paragraph" style:parent-style-name="Text_20_body" style:list-style-name="L1">
      <style:paragraph-properties fo:padding="0.0193in" fo:border="0.0008in solid #d9d9e3"/>
    </style:style>
    <style:style style:name="P7" style:family="paragraph" style:parent-style-name="Text_20_body" style:list-style-name="L2">
      <style:paragraph-properties fo:padding="0.0193in" fo:border="0.0008in solid #d9d9e3"/>
    </style:style>
    <style:style style:name="P8" style:family="paragraph" style:parent-style-name="Preformatted_20_Text">
      <style:paragraph-properties fo:margin-top="0in" fo:margin-bottom="0.1965in" fo:padding="0.0193in" fo:border="0.0008in solid #d9d9e3"/>
    </style:style>
    <style:style style:name="P9" style:family="paragraph" style:parent-style-name="Preformatted_20_Text">
      <style:paragraph-properties fo:padding="0.0193in" fo:border="0.0008in solid #d9d9e3"/>
    </style:style>
    <style:style style:name="P10" style:family="paragraph" style:parent-style-name="Heading_20_4">
      <style:paragraph-properties fo:padding="0.0193in" fo:border="0.0008in solid #d9d9e3"/>
    </style:style>
    <style:style style:name="P11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асть 1 - развернутый ответ - чтобы получить полную информацию и понимание, професиональная разработка</text:p>
      <text:p text:style-name="P1">ChatGPT</text:p>
      <text:p text:style-name="P2">ChatGPT</text:p>
      <text:p text:style-name="P5">Конечно, давайте рассмотрим каждую часть более подробно, начиная с основ JavaScript.</text:p>
      <text:h text:style-name="P11" text:outline-level="3">Часть 1: Основы JavaScript</text:h>
      <text:h text:style-name="P10" text:outline-level="4">1.1 Введение в JavaScript</text:h>
      <text:p text:style-name="P5">JavaScript - это язык программирования, который широко используется для создания интерактивных веб-страниц. Он был создан для добавления динамического поведения на веб-страницы, позволяя им реагировать на действия пользователя.</text:p>
      <text:h text:style-name="P10" text:outline-level="4">1.2 Основы языка</text:h>
      <text:list xml:id="list8603114279159453173" text:style-name="L1">
        <text:list-item>
          <text:p text:style-name="P3"><text:span text:style-name="Strong_20_Emphasis">Переменные, типы данных и операторы:</text:span> JavaScript имеет различные типы данных, такие как числа, строки, булевы значения, объекты, функции и т.д. Переменные используются для хранения этих данных.</text:p>
        </text:list-item>
        <text:list-item>
          <text:p text:style-name="P3"><text:span text:style-name="Strong_20_Emphasis">Управляющие структуры:</text:span> Условия (if/else) и циклы (for, while) используются для управления потоком программы.</text:p>
        </text:list-item>
        <text:list-item>
          <text:p text:style-name="P6"><text:span text:style-name="Strong_20_Emphasis">Функции:</text:span> Они представляют собой блоки кода, которые могут быть вызваны для выполнения определенной задачи и могут возвращать значения.</text:p>
        </text:list-item>
      </text:list>
      <text:h text:style-name="P10" text:outline-level="4">1.3 Область видимости и замыкания</text:h>
      <text:list xml:id="list8352303502649627091" text:style-name="L2">
        <text:list-item>
          <text:p text:style-name="P4"><text:span text:style-name="Strong_20_Emphasis">Область видимости:</text:span> Переменные могут быть доступны только в определенных частях кода, что определяется областью их объявления.</text:p>
        </text:list-item>
        <text:list-item>
          <text:p text:style-name="P7"><text:span text:style-name="Strong_20_Emphasis">Замыкания:</text:span> Это особенность JavaScript, когда функция имеет доступ к переменным из своего лексического окружения даже после завершения выполнения этого окружения.</text:p>
        </text:list-item>
      </text:list>
      <text:h text:style-name="P10" text:outline-level="4">Практический пример:</text:h>
      <text:p text:style-name="P9">javascriptCopy code</text:p>
      <text:p text:style-name="P9"><text:span text:style-name="Source_20_Text">// Объявление переменной</text:span></text:p>
      <text:p text:style-name="P9"><text:span text:style-name="Source_20_Text">let myVariable = 10;</text:span></text:p>
      <text:p text:style-name="P9"/>
      <text:p text:style-name="P9"><text:span text:style-name="Source_20_Text">// Условная конструкция</text:span></text:p>
      <text:p text:style-name="P9"><text:span text:style-name="Source_20_Text">if (myVariable === 10) {</text:span></text:p>
      <text:p text:style-name="P9"><text:span text:style-name="Source_20_Text"><text:s text:c="2"/>console.log("myVariable равно 10");</text:span></text:p>
      <text:p text:style-name="P9"><text:span text:style-name="Source_20_Text">} else {</text:span></text:p>
      <text:p text:style-name="P9"><text:span text:style-name="Source_20_Text"><text:s text:c="2"/>console.log("myVariable не равно 10");</text:span></text:p>
      <text:p text:style-name="P9"><text:span text:style-name="Source_20_Text">}</text:span></text:p>
      <text:p text:style-name="P9"/>
      <text:p text:style-name="P9"><text:span text:style-name="Source_20_Text">// Функция с возвратом значения</text:span></text:p>
      <text:p text:style-name="P9"><text:span text:style-name="Source_20_Text">function multiply(a, b) {</text:span></text:p>
      <text:p text:style-name="P9"><text:span text:style-name="Source_20_Text"><text:s text:c="2"/>return a * b;</text:span></text:p>
      <text:p text:style-name="P9"><text:span text:style-name="Source_20_Text">}</text:span></text:p>
      <text:p text:style-name="P9"/>
      <text:p text:style-name="P8"><text:span text:style-name="Source_20_Text">console.log(multiply(2, 3)); // Выведет 6</text:span></text:p>
      <text:p text:style-name="P5">Это лишь начало, и освоение этих концепций позволит более глубоко понять, как работает <text:soft-page-break/>JavaScript. Дальнейшие темы будут строиться на этих основах, включая работу с объектами, асинхронным программированием, работу с браузером и другие продвинутые те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1:40:44.16</dc:date>
    <meta:document-statistic meta:table-count="0" meta:image-count="0" meta:object-count="0" meta:page-count="2" meta:paragraph-count="30" meta:word-count="251" meta:character-count="1833"/>
    <dc:creator>Dima Wide</dc:creator>
    <meta:user-defined meta:name="Info 1"/>
    <meta:user-defined meta:name="Info 2"/>
    <meta:user-defined meta:name="Info 3"/>
    <meta:user-defined meta:name="Info 4"/>
  </office:meta>
</office:document-meta>
</file>